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134.31pt"/>
    </style:style>
    <style:style style:name="co65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3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15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96" calcext:value-type="currency">
            <text:p>$1,296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Sheet5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6:53:48.409787281</dc:date>
    <meta:editing-duration>P15DT22H35M12S</meta:editing-duration>
    <meta:editing-cycles>294</meta:editing-cycles>
    <meta:generator>LibreOffice/5.1.6.2$Linux_X86_64 LibreOffice_project/10m0$Build-2</meta:generator>
    <meta:document-statistic meta:table-count="5" meta:cell-count="4629" meta:object-count="0"/>
  </office:meta>
</office:document-meta>
</file>